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81231" officeooo:paragraph-rsid="00181231"/>
    </style:style>
    <style:style style:name="P2" style:family="paragraph" style:parent-style-name="Standard">
      <style:text-properties officeooo:rsid="0019c959" officeooo:paragraph-rsid="0019c959"/>
    </style:style>
    <style:style style:name="P3" style:family="paragraph" style:parent-style-name="Standard">
      <style:text-properties officeooo:rsid="001b8c2b" officeooo:paragraph-rsid="001b8c2b"/>
    </style:style>
    <style:style style:name="P4" style:family="paragraph" style:parent-style-name="Standard">
      <style:text-properties officeooo:rsid="001ccae8" officeooo:paragraph-rsid="001ccae8"/>
    </style:style>
    <style:style style:name="P5" style:family="paragraph" style:parent-style-name="Standard">
      <style:text-properties officeooo:rsid="001d5241" officeooo:paragraph-rsid="001d5241"/>
    </style:style>
    <style:style style:name="P6" style:family="paragraph" style:parent-style-name="Standard">
      <style:text-properties officeooo:rsid="001ecdf9" officeooo:paragraph-rsid="001ecdf9"/>
    </style:style>
    <style:style style:name="P7" style:family="paragraph" style:parent-style-name="Standard">
      <style:text-properties officeooo:rsid="001f2898" officeooo:paragraph-rsid="001f2898"/>
    </style:style>
    <style:style style:name="P8" style:family="paragraph" style:parent-style-name="Standard">
      <style:text-properties officeooo:rsid="002121a6" officeooo:paragraph-rsid="002121a6"/>
    </style:style>
    <style:style style:name="P9" style:family="paragraph" style:parent-style-name="Standard">
      <style:text-properties officeooo:rsid="00217600" officeooo:paragraph-rsid="00217600"/>
    </style:style>
    <style:style style:name="P10" style:family="paragraph" style:parent-style-name="Standard">
      <style:text-properties officeooo:rsid="00220bce" officeooo:paragraph-rsid="00220bce"/>
    </style:style>
    <style:style style:name="T1" style:family="text">
      <style:text-properties officeooo:rsid="00190421"/>
    </style:style>
    <style:style style:name="T2" style:family="text">
      <style:text-properties officeooo:rsid="001b8c2b"/>
    </style:style>
    <style:style style:name="T3" style:family="text">
      <style:text-properties officeooo:rsid="001ccae8"/>
    </style:style>
    <style:style style:name="T4" style:family="text">
      <style:text-properties officeooo:rsid="00211e95"/>
    </style:style>
    <style:style style:name="T5" style:family="text">
      <style:text-properties officeooo:rsid="00220b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w that we're up and running and you have your API key, we can start making API calls. <text:span text:style-name="T1">This part is incredibly easy, though you wouldn't know it from reading the documentation. It all comes done to one function call; that's it, just one. But that one function call gives you access to the entirety of the Facebook graph API. That function call? FB.api(). Within that function lies all the magic. So how do we access that magic? With the functions four parameters: path, method, params, and callback. There's a lot you can do with all of these, so we're going to cover a few examples to highlight each of these.</text:span></text:p>
      <text:p text:style-name="P1"/>
      <text:p text:style-name="P2"/>
      <text:p text:style-name="P6">Path:</text:p>
      <text:p text:style-name="P2"/>
      <text:p text:style-name="P2">Let's start with the first parameter: the path. Remember how this is a graph? Well the 'path' in this case is the route we take to access particular information, starting from a particular root or node. The list of available nodes is here <text:a xlink:type="simple" xlink:href="https://developers.facebook.com/docs/graph-api/reference" text:style-name="Internet_20_link" text:visited-style-name="Visited_20_Internet_20_Link">https://developers.facebook.com/docs/graph-api/reference</text:a> and it's pretty long. For our examples, we'll be using the 'User' root, which is the root for a person; we're also going to be using a particular instance of the user root, the '/me' instance, which refers to the user currently logged in and making the calls. Other options are using an individual users ID, but for privacy reasons they need to have the app installed or certain permissions need to be available to the app writer from Facebook; this prevents random people from being able to access the information of anybody they want using the Graph API.</text:p>
      <text:p text:style-name="P2"/>
      <text:p text:style-name="P2">From the root node, we can then continue along our path following edges until we reach the desired information. As an example of the edges available to the user root node, follow this link <text:a xlink:type="simple" xlink:href="https://developers.facebook.com/docs/graph-api/reference/user" text:style-name="Internet_20_link" text:visited-style-name="Visited_20_Internet_20_Link">https://developers.facebook.com/docs/graph-api/reference/user</text:a>. Skip over the 'fields' section, we'll be coming back to that later. Edges are the edges along the graph, and in the case of the user node, can link you to <text:span text:style-name="T2">an assortment of things such as their likes or photo albums, and follows the root node with a '/'.</text:span></text:p>
      <text:p text:style-name="P2"/>
      <text:p text:style-name="P3">Lets now look at the following example:</text:p>
      <text:p text:style-name="P3"/>
      <text:p text:style-name="P3">{insert movieList function}</text:p>
      <text:p text:style-name="P3"/>
      <text:p text:style-name="P3">when the movieList() function is called, the first thing that happens is the FB.login() function is called. This function makes sure that the user is logged in, and then calls the function in its parameters, which in this case is FB.api(). Notice that the first parameter in this case for FB.api() is “/me/movies”. This is a path from 'me' (a user root node) along the edge movies. This returns 'response' which is sent to the callback function, which in for this particular edge, will be an array <text:span text:style-name="T3">where the elements are objects containing</text:span> the name of the movie, the date that I liked it, <text:span text:style-name="T3">and the Facebook ID for the movie that has been 'liked.'</text:span></text:p>
      <text:p text:style-name="P3"/>
      <text:p text:style-name="P4">We're not going to go into too much detail on here on callback functions; they're what you use to process the data returned by the Facebook API, and what exactly you have them do will be up to what you. All I can really say is that, while in this case, it's written to act on an input array, not all paths return arrays; some return strings, some return objects, and in the case of following the edge to a users profile picture, you would get a 302 redirect to their photo.</text:p>
      <text:p text:style-name="P4"/>
      <text:p text:style-name="P4">It should be pointed out that while I said above there are four different parameters, only two were used. That is because the other two are either optional parameters (params) or have a default value (method, which has the default of 'GET').</text:p>
      <text:p text:style-name="P4"/>
      <text:p text:style-name="P5">This is just an example of the path parameter. For a full list of possible roots, refer to {link above}. For <text:soft-page-break/>the possible edges that can be followed starting at that root, select the root node you would like to start from and continue from there.</text:p>
      <text:p text:style-name="P5"/>
      <text:p text:style-name="P6">Params:</text:p>
      <text:p text:style-name="P6"/>
      <text:p text:style-name="P7">Remember the 'fields' section I told you to ignore earlier? Now you're going to go ahead and stop ignoring it. Like edges, the inputs for this parameter will be dependent on the node. Unlike the edges, however, this field won't affect the onject you're looking at. For example, if you follow the albums edge from the user node, you're now in the albums node. With the params parameter though, it only lets you look at information about the node you're in. For example, if you're in a user node again, you can look at the users birthday, first name and last name.</text:p>
      <text:p text:style-name="P7"/>
      <text:p text:style-name="P7">The params parameter accepts an object for it's value, and takes the form {fields: 'name'} as an example. Multiple fields can be requested by inserting commas into the field, such as {fields: 'name,declined_count,timezone'}, which would return the name, declined count and timezone for an event (assuming you're in an event node).</text:p>
      <text:p text:style-name="P7"/>
      <text:p text:style-name="P7">Once again using the FB.api function:</text:p>
      <text:p text:style-name="P7"/>
      <text:p text:style-name="P7">{insert eventInfo here}</text:p>
      <text:p text:style-name="P7"/>
      <text:p text:style-name="P7">we see that it looks much like the one from our movie list example; in this case we give it a path to an event through the use of an event number, which can be found a number of ways, such as pulling them from a users event list, or in this case, I retrieved by visiting the URL of the event. <text:span text:style-name="T4">Looking at the callback function, we see that it creates a list containing the name, time zone and the number of declined users for this event. These are not normally returned (with the exception of name, which, along with ID, is one of the default return values), but can be requested through the use of the params (where it says fields) parameter. Other potential params are things like page access tokens, which would then allow the API call to make changes to a particular page. These are not exampled here as that topic is a little more complex than a getting started guide like this one, and they require a page owner to grant access, which we don't have for the current project.</text:span></text:p>
      <text:p text:style-name="P7"/>
      <text:p text:style-name="P7"/>
      <text:p text:style-name="P8">Method:</text:p>
      <text:p text:style-name="P8"/>
      <text:p text:style-name="P9">The method parameter for the function determines what a user will be doing with their request. There are three potential options: GET, POST, and DELETE. The GET method <text:s/>is the method used for retrieving information; it's also the default, so is the one used in prior examples. It allows us to read a persons birthday, or their list of friends, or check on the list of admins for a group.</text:p>
      <text:p text:style-name="P9"/>
      <text:p text:style-name="P9">The POST method is what allows us to make Facebook posts. These can be creating a new photo album, putting a photo in an existing album, posting a video, or making a post to a persons wall.</text:p>
      <text:p text:style-name="P9"/>
      <text:p text:style-name="P9">The DELETE method, like its name implies, lets us delete information from Facebook, such as wall posts or photos.</text:p>
      <text:p text:style-name="P9"/>
      <text:p text:style-name="P9">All these methods, of course, require certain permissions. For example, you can't use the API to post to a random persons wall, <text:span text:style-name="T5">and you can't delete users from an app (unless it's your own app, in which case you would have permission).</text:span></text:p>
      <text:p text:style-name="P9"><text:soft-page-break/></text:p>
      <text:p text:style-name="P10">Looking at a code example to make a post to a news feed:</text:p>
      <text:p text:style-name="P10"/>
      <text:p text:style-name="P10">{insert code here}</text:p>
      <text:p text:style-name="P10"/>
      <text:p text:style-name="P10">We follow the path to the users feed, which in this case will be the path to my find, 'me/feed', then we pass it the 'post' parameter so that it knows we're posting information instead of retrieving, and then we come to the 'params' parameter, which in this case is an object containing a message, 'CS290 is really great!' And that's really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7T16:37:43.823000000</meta:creation-date>
    <dc:date>2015-11-27T21:28:46.021000000</dc:date>
    <meta:editing-duration>PT1M6S</meta:editing-duration>
    <meta:editing-cycles>1</meta:editing-cycles>
    <meta:document-statistic meta:table-count="0" meta:image-count="0" meta:object-count="0" meta:page-count="3" meta:paragraph-count="24" meta:word-count="1241" meta:character-count="6930" meta:non-whitespace-character-count="5712"/>
    <meta:generator>LibreOffice/5.0.0.5$Windows_x86 LibreOffice_project/1b1a90865e348b492231e1c451437d7a15bb262b</meta:generator>
  </office:meta>
</office:document-meta>
</file>